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Arial Narrow" svg:font-family="Arial Narrow" style:font-family-generic="swiss" style:font-pitch="variable" svg:panose-1="2 11 6 6 2 2 2 3 2 4"/>
    <style:font-face style:name="StarSymbol" svg:font-family="Star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P15" style:parent-style-name="Framecontents" style:family="paragraph">
      <style:text-properties style:font-name="StarSymbol" style:font-name-asian="StarSymbol" style:font-name-complex="StarSymbol" fo:color="#999999"/>
    </style:style>
    <style:style style:name="P16" style:parent-style-name="Framecontents" style:family="paragraph">
      <style:text-properties style:font-name="StarSymbol" style:font-name-asian="StarSymbol" style:font-name-complex="StarSymbol" fo:color="#999999"/>
    </style:style>
    <style:style style:name="P17" style:parent-style-name="Standard" style:family="paragraph">
      <style:paragraph-properties fo:text-align="end">
        <style:tab-stops>
          <style:tab-stop style:type="left" style:position="4.8187in"/>
        </style:tab-stops>
      </style:paragraph-properties>
    </style:style>
    <style:style style:name="T18" style:parent-style-name="Absatz-Standardschriftart" style:family="text">
      <style:text-properties style:font-name="Arial" fo:font-size="11pt" style:font-size-asian="11pt" style:font-size-complex="11pt"/>
    </style:style>
    <style:style style:name="T19" style:parent-style-name="Absatz-Standardschriftart" style:family="text">
      <style:text-properties style:font-name="Arial" fo:font-size="11pt" style:font-size-asian="11pt" style:font-size-complex="11pt"/>
    </style:style>
    <number:date-style style:name="N20" number:language="de" number:country="DE">
      <number:day number:style="long" number:calendar="gregorian"/>
      <number:text>.</number:text>
      <number:month number:style="long" number:calendar="gregorian"/>
      <number:text>.</number:text>
      <number:year number:style="long" number:calendar="gregorian"/>
    </number:date-style>
    <style:style style:name="P21" style:parent-style-name="Standard" style:family="paragraph">
      <style:paragraph-properties fo:text-align="justify"/>
      <style:text-properties style:font-name="Arial" fo:font-size="10pt" style:font-size-asian="10pt" style:font-size-complex="10pt"/>
    </style:style>
    <style:style style:name="P22" style:parent-style-name="Standard" style:family="paragraph">
      <style:paragraph-properties fo:text-align="justify"/>
      <style:text-properties style:font-name="Arial" fo:font-size="10pt" style:font-size-asian="10pt" style:font-size-complex="10pt"/>
    </style:style>
    <style:style style:name="P23" style:parent-style-name="Standard" style:family="paragraph">
      <style:text-properties style:font-name="Arial" fo:font-weight="bold" style:font-weight-asian="bold" fo:font-size="10pt" style:font-size-asian="10pt" style:font-size-complex="10pt"/>
    </style:style>
    <style:style style:name="P24" style:parent-style-name="Standard" style:family="paragraph">
      <style:text-properties style:font-name="Arial" fo:font-size="10pt" style:font-size-asian="10pt" style:font-size-complex="10pt"/>
    </style:style>
    <style:style style:name="P25" style:parent-style-name="Standard" style:family="paragraph">
      <style:paragraph-properties fo:margin-bottom="0.1576in"/>
      <style:text-properties style:font-name="Arial" fo:font-size="10pt" style:font-size-asian="10pt" style:font-size-complex="10pt"/>
    </style:style>
    <style:style style:name="P26" style:parent-style-name="Standard" style:family="paragraph">
      <style:paragraph-properties fo:margin-bottom="0.1576in"/>
      <style:text-properties style:font-name="Arial" fo:font-size="10pt" style:font-size-asian="10pt" style:font-size-complex="10pt"/>
    </style:style>
    <style:style style:name="P27" style:parent-style-name="Standard" style:family="paragraph">
      <style:paragraph-properties fo:margin-bottom="0.1576in"/>
    </style:style>
    <style:style style:name="T28" style:parent-style-name="Absatz-Standardschriftart" style:family="text">
      <style:text-properties style:font-name="Arial" fo:font-size="10pt" style:font-size-asian="10pt" style:font-size-complex="10pt"/>
    </style:style>
    <style:style style:name="T29" style:parent-style-name="Absatz-Standardschriftart" style:family="text">
      <style:text-properties style:font-name="Arial" fo:font-size="10pt" style:font-size-asian="10pt" style:font-size-complex="10pt"/>
    </style:style>
    <style:style style:name="T30" style:parent-style-name="Absatz-Standardschriftart" style:family="text">
      <style:text-properties style:font-name="Arial" fo:font-size="10pt" style:font-size-asian="10pt" style:font-size-complex="10pt"/>
    </style:style>
    <style:style style:name="T31" style:parent-style-name="Absatz-Standardschriftart" style:family="text">
      <style:text-properties style:font-name="Arial" fo:font-size="10pt" style:font-size-asian="10pt" style:font-size-complex="10pt"/>
    </style:style>
    <style:style style:name="T32" style:parent-style-name="Absatz-Standardschriftart" style:family="text">
      <style:text-properties style:font-name="Arial" fo:font-size="10pt" style:font-size-asian="10pt" style:font-size-complex="10pt"/>
    </style:style>
    <style:style style:name="T33" style:parent-style-name="Absatz-Standardschriftart" style:family="text">
      <style:text-properties style:font-name="Tahoma" style:font-name-complex="Tahoma"/>
    </style:style>
    <style:style style:name="T34" style:parent-style-name="Absatz-Standardschriftart" style:family="text">
      <style:text-properties style:font-name="Arial" fo:font-size="10pt" style:font-size-asian="10pt" style:font-size-complex="10pt"/>
    </style:style>
    <style:style style:name="T35" style:parent-style-name="Absatz-Standardschriftart" style:family="text">
      <style:text-properties style:font-name="Arial" fo:font-size="10pt" style:font-size-asian="10pt" style:font-size-complex="10pt"/>
    </style:style>
    <style:style style:name="T36" style:parent-style-name="Absatz-Standardschriftart" style:family="text">
      <style:text-properties style:font-name="Arial" fo:font-weight="bold" style:font-weight-asian="bold" style:font-weight-complex="bold" fo:font-size="10pt" style:font-size-asian="10pt" style:font-size-complex="10pt"/>
    </style:style>
    <style:style style:name="T37" style:parent-style-name="Absatz-Standardschriftart" style:family="text">
      <style:text-properties style:font-name="Arial" fo:font-size="10pt" style:font-size-asian="10pt" style:font-size-complex="10pt"/>
    </style:style>
    <style:style style:name="P38" style:parent-style-name="Standard" style:family="paragraph">
      <style:text-properties style:font-name="Arial" fo:font-size="10pt" style:font-size-asian="10pt" style:font-size-complex="10pt"/>
    </style:style>
    <style:style style:name="P39" style:parent-style-name="Standard" style:family="paragraph">
      <style:text-properties style:font-name="Arial" fo:font-size="10pt" style:font-size-asian="10pt" style:font-size-complex="10pt"/>
    </style:style>
    <style:style style:name="P40" style:parent-style-name="Standard" style:family="paragraph">
      <style:paragraph-properties fo:margin-bottom="0.1576in"/>
      <style:text-properties style:font-name="Arial" fo:font-size="10pt" style:font-size-asian="10pt" style:font-size-complex="10pt"/>
    </style:style>
    <style:style style:name="P41" style:parent-style-name="Standard" style:family="paragraph">
      <style:paragraph-properties fo:margin-bottom="0.1576in"/>
      <style:text-properties style:font-name="Arial" fo:font-size="10pt" style:font-size-asian="10pt" style:font-size-complex="10pt"/>
    </style:style>
    <style:style style:name="P42" style:parent-style-name="Standard" style:family="paragraph">
      <style:paragraph-properties fo:margin-bottom="0.1576in"/>
      <style:text-properties style:font-name="Arial" fo:font-size="10pt" style:font-size-asian="10pt" style:font-size-complex="10pt"/>
    </style:style>
    <style:style style:name="P43" style:parent-style-name="Standard" style:family="paragraph">
      <style:paragraph-properties fo:margin-bottom="0.1576in"/>
      <style:text-properties style:font-name="Arial" fo:font-size="10pt" style:font-size-asian="10pt" style:font-size-complex="10pt"/>
    </style:style>
    <style:style style:name="P44" style:parent-style-name="Standard" style:family="paragraph">
      <style:paragraph-properties fo:margin-bottom="0.1576in"/>
      <style:text-properties style:font-name="Arial" fo:font-size="10pt" style:font-size-asian="10pt" style:font-size-complex="10pt"/>
    </style:style>
    <style:style style:name="P45" style:parent-style-name="Standard" style:family="paragraph">
      <style:paragraph-properties fo:margin-bottom="0.1576in"/>
      <style:text-properties style:font-name="Arial" fo:font-size="10pt" style:font-size-asian="10pt" style:font-size-complex="10pt"/>
    </style:style>
    <style:style style:name="P46" style:parent-style-name="Standard" style:family="paragraph">
      <style:paragraph-properties fo:margin-bottom="0.1576in"/>
      <style:text-properties style:font-name="Arial" fo:font-size="10pt" style:font-size-asian="10pt" style:font-size-complex="10pt"/>
    </style:style>
    <style:style style:name="P47" style:parent-style-name="Standard" style:family="paragraph">
      <style:paragraph-properties fo:margin-bottom="0.1576in"/>
    </style:style>
    <style:style style:name="T48" style:parent-style-name="Absatz-Standardschriftart" style:family="text">
      <style:text-properties style:font-name="Arial" fo:font-size="10pt" style:font-size-asian="10pt" style:font-size-complex="10pt"/>
    </style:style>
    <style:style style:name="T49" style:parent-style-name="Absatz-Standardschriftart" style:family="text">
      <style:text-properties style:font-name="Arial" fo:font-size="10pt" style:font-size-asian="10pt" style:font-size-complex="10pt"/>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id="id0" draw:style-name="a1" draw:name="Bend Marks" text:anchor-type="paragraph" svg:x="0.26378in" svg:y="3.74016in" svg:width="0.075in" svg:height="4.72431in" style:rel-width="scale" style:rel-height="scale"><draw:text-box><text:p text:style-name="P15"/><text:p text:style-name="P16"/></draw:text-box><svg:title/><svg:desc/></draw:frame></text:p>
      <text:p text:style-name="P17"><text:span text:style-name="T18">Stuttgart,<text:s/></text:span><text:span text:style-name="T19"><text:date style:data-style-name="N20">13.09.2018</text:date></text:span></text:p>
      <text:p text:style-name="P21"/>
      <text:p text:style-name="P22"/>
      <text:p text:style-name="P23">Startrundschreiben<text:s/>B-Klasse Stuttgart-Mitte 2018/2019</text:p>
      <text:p text:style-name="P24"/>
      <text:p text:style-name="P25">Liebe Schachfreunde,</text:p>
      <text:p text:style-name="P26">als Staffelleiter begrüße ich alle zur neuen Saison und bedanke mich bei allen Vereinen, die ihre<text:s/>Meldungen über das Portal rechtzeitig erfasst haben.</text:p>
      <text:p text:style-name="P27"><text:span text:style-name="T28">Als erstes erinnere ich an die Zahlung des Startgeldes: Stichtag ist der 30.09.2017. Für jede Mannschaft in der<text:s/></text:span><text:span text:style-name="T29">B</text:span><text:span text:style-name="T30">-Klasse ist ein Startgeld von 10 € auf das <text:s/>Kreiskonto<text:s/></text:span><text:span text:style-name="T31"><text:line-break/></text:span><text:span text:style-name="T32">IBAN: DE10 6005 0101 0002 6867 76</text:span><text:span text:style-name="T33"><text:s/></text:span><text:span text:style-name="T34">zu überweisen.</text:span></text:p>
      <text:p text:style-name="Standard"><text:span text:style-name="T35">Anzugeben sind:<text:s/></text:span><text:span text:style-name="T36">Staffel, Verein und Mannschaftsnummer</text:span><text:span text:style-name="T37"><text:s/>zum Beispiel:<text:s/></text:span></text:p>
      <text:p text:style-name="P38">Kreis-, A- und B-Klasse, SK Gerlingen 2,3,4,5</text:p>
      <text:p text:style-name="P39"/>
      <text:p text:style-name="P40">Selbstverständlich kann das Startgeld aller Mannschaften eines Vereins in den Staffeln des Kreises Stuttgart-Mitte gemeinsam<text:s/>überwiesen werden. Bitte informiert euren Vereinskassierer den Betrag zu überweisen, soweit noch nicht geschehen. (Nach GSO verdoppelt sich der Betrag bei verspäteter Zahlung und es können sogar bis zum Zahlungseingang alle erzielten Punkte annulliert werden.)</text:p>
      <text:p text:style-name="P41">Es sind dieses Jahr 13<text:s/>Meldungen für die<text:s/>B-Klasse. Daraus folgen<text:s/>2 Staffeln mit 6 bzw. 7 Mannschaften.<text:line-break/>Außerdem weiße ich darauf hin, dass die B-Klasse im kommenden Jahr in eine B- und C-Klasse geteilt, und somit diese Saison als „Qualifikation“ dafür dient.</text:p>
      <text:p text:style-name="P42">Ich hoffe, dass wir dieses Jahr alle Entscheidungen sportlich am Brett herbeiführen können und erinnere daran, dass im Fall von Engpässen sowohl Verschiebungen von Spielterminen als auch Spielorten zulässig sind. Steht etwa das eigene Spiellokal nicht zur Verfügung, kann ein „Tausch“ des Heimrechtes oder eine Anfrage bei einem benachbarten Verein das Problem oft schnell und unbürokratisch lösen.<text:s/></text:p>
      <text:p text:style-name="P43">Auf Anweisung des Verbandes sind wir als Staffelleiter darauf hingewiesen worden, darauf zu achten dass eine Spielabsage ohne Zustimmung des Staffelleiters eine Strafgebühr nach sich ziehen muss.<text:line-break/>Ich werde jeder Spielabsage zu stimmen, über welche ich mindestens 1 Woche vorher informiert werde. Dennoch sollte eine Absage immer nur der letzte Schritt sein!</text:p>
      <text:p text:style-name="P44">Ich werde flexible Lösungen im Sinne des Schachsportes unterstützen, soweit es die Spielordnung zulässt, bitte dabei aber um Einbindung und Information der Staffelleitung.</text:p>
      <text:p text:style-name="P45">Ich wünsche uns allen eine gute und ruhige Saison.</text:p>
      <text:p text:style-name="P46">Mit freundlichen Grüßen,</text:p>
      <text:p text:style-name="P47"><text:span text:style-name="T48">P</text:span><text:span text:style-name="T49">atrick Schran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Arial Narrow" svg:font-family="Arial Narrow" style:font-family-generic="swiss" style:font-pitch="variable" svg:panose-1="2 11 6 6 2 2 2 3 2 4"/>
    <style:font-face style:name="StarSymbol" svg:font-family="Star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widows="2" fo:orphans="2"/>
      <style:text-properties style:font-name-asian="Times New Roman" style:font-name-complex="Times New Roman"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asian="Times New Roman"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3347in" fo:margin-left="0.9847in" fo:margin-bottom="0.2951in" fo:margin-right="0.9847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23in"/>
      </style:footer-style>
    </style:page-layout>
    <style:style style:name="P2" style:parent-style-name="Standard" style:family="paragraph">
      <style:paragraph-properties fo:margin-left="4.1486in">
        <style:tab-stops/>
      </style:paragraph-properties>
    </style:style>
    <style:style style:name="T3" style:parent-style-name="Absatz-Standardschriftart" style:family="text">
      <style:text-properties style:font-name="Arial Narrow" fo:color="#000000" fo:font-size="14pt" style:font-size-asian="14pt" style:font-size-complex="14pt"/>
    </style:style>
    <style:style style:name="T4" style:parent-style-name="Absatz-Standardschriftart" style:family="text">
      <style:text-properties style:font-name="Arial Narrow" fo:color="#000000" fo:font-size="14pt" style:font-size-asian="14pt" style:font-size-complex="14pt"/>
    </style:style>
    <style:style style:name="P5" style:parent-style-name="Standard" style:family="paragraph">
      <style:paragraph-properties fo:margin-left="4.1486in">
        <style:tab-stops/>
      </style:paragraph-properties>
      <style:text-properties style:font-name="Arial Narrow" fo:color="#000000" fo:font-size="9pt" style:font-size-asian="9pt" style:font-size-complex="9pt"/>
    </style:style>
    <style:style style:name="P6" style:parent-style-name="Standard" style:family="paragraph">
      <style:paragraph-properties fo:margin-left="4.1486in">
        <style:tab-stops/>
      </style:paragraph-properties>
      <style:text-properties style:font-name="Arial Narrow" fo:color="#000000" fo:font-size="9pt" style:font-size-asian="9pt" style:font-size-complex="9pt"/>
    </style:style>
    <style:style style:name="P7"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8"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9"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10"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11"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12"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13"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14" style:parent-style-name="Fußzeile" style:family="paragraph">
      <style:paragraph-properties>
        <style:tab-stops>
          <style:tab-stop style:type="left" style:position="4.875in"/>
          <style:tab-stop style:type="right" style:position="6.3in"/>
        </style:tab-stops>
      </style:paragraph-properties>
      <style:text-properties style:font-name="Arial" style:font-name-complex="Arial" fo:font-size="8pt" style:font-size-asian="8pt" style:font-size-complex="8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Grafik1" text:anchor-type="paragraph" svg:x="0.00906in" svg:y="0in" svg:width="2.14921in" svg:height="1.42795in" style:rel-width="scale" style:rel-height="scale"><draw:image xlink:href="media/image1.png" xlink:type="simple" xlink:show="embed" xlink:actuate="onLoad"/><svg:title/><svg:desc/></draw:frame></text:span><text:span text:style-name="T4">Schachkreis Stuttgart-Mitte</text:span></text:p>
        <text:p text:style-name="P5">http://www.svw.info/bezirke/sbs/mitte</text:p>
        <text:p text:style-name="P6"/>
        <text:p text:style-name="P7">Patrick Schranz</text:p>
        <text:p text:style-name="P8">Staffelleiter<text:s/>B-Klasse<text:s/></text:p>
        <text:p text:style-name="P9">Feuerbacher Weg 200</text:p>
        <text:p text:style-name="P10">D-70469 Stuttgart</text:p>
        <text:p text:style-name="P11">Tel: 0711/20193084</text:p>
        <text:p text:style-name="P12">Mobil: 0174/5446378</text:p>
        <text:p text:style-name="P13">E-Mail: patrick.schranz@svw.info</text:p>
      </style:header>
      <style:footer>
        <text:p text:style-name="P1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rtschreiben_B_S-Mitte_2014-15.odt</dc:title>
    <dc:subject>Vorlage</dc:subject>
    <meta:initial-creator>Philippe Leick</meta:initial-creator>
    <dc:creator>Patrick Schranz</dc:creator>
    <meta:creation-date>2018-09-13T19:57:00Z</meta:creation-date>
    <dc:date>2018-09-13T19:57:00Z</dc:date>
    <meta:print-date>2018-09-13T19:57:00Z</meta:print-date>
    <meta:template xlink:href="UserTemplate2" xlink:type="simple"/>
    <meta:editing-cycles>4</meta:editing-cycles>
    <meta:editing-duration>PT0S</meta:editing-duration>
    <meta:document-statistic meta:page-count="1" meta:paragraph-count="4" meta:word-count="312" meta:character-count="2279" meta:row-count="16" meta:non-whitespace-character-count="1971"/>
  </office:meta>
</office:document-meta>
</file>